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9.516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901cm"/>
    </style:style>
    <style:style style:name="Table1.14" style:family="table-row">
      <style:table-row-properties style:min-row-height="0.196cm"/>
    </style:style>
    <style:style style:name="Table1.16" style:family="table-row">
      <style:table-row-properties style:min-row-height="2.376cm"/>
    </style:style>
    <style:style style:name="Table1.A21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3" style:family="table-row">
      <style:table-row-properties style:min-row-height="1.686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32140"/>
    </style:style>
    <style:style style:name="P3" style:family="paragraph" style:parent-style-name="Text_20_body">
      <style:text-properties fo:language="en" fo:country="US" officeooo:paragraph-rsid="03318677"/>
    </style:style>
    <style:style style:name="P4" style:family="paragraph" style:parent-style-name="Text_20_body">
      <style:text-properties fo:language="en" fo:country="US" officeooo:paragraph-rsid="035f3ef1"/>
    </style:style>
    <style:style style:name="P5" style:family="paragraph" style:parent-style-name="Text_20_body">
      <style:text-properties officeooo:paragraph-rsid="01b5db4a"/>
    </style:style>
    <style:style style:name="P6" style:family="paragraph" style:parent-style-name="Standard">
      <style:paragraph-properties fo:margin-left="0cm" fo:margin-right="0cm" fo:margin-top="0cm" fo:margin-bottom="0cm" style:contextual-spacing="tru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333e81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32eff3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344063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e75f4" officeooo:paragraph-rsid="03565917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65f7e1" officeooo:paragraph-rsid="03565917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a3b45b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a62268" officeooo:paragraph-rsid="02a62268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b5c6b8" officeooo:paragraph-rsid="02b5c6b8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bf1f02" officeooo:paragraph-rsid="02bf1f02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c4dbd3" officeooo:paragraph-rsid="02c4dbd3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c6e2a4" officeooo:paragraph-rsid="02c6e2a4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448531" officeooo:paragraph-rsid="03448531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3b17f7" officeooo:paragraph-rsid="03565917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565917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c4ae70" officeooo:paragraph-rsid="02c4ae7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a3b45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56591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300f8ee" officeooo:paragraph-rsid="0300f8e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265f7e1" officeooo:paragraph-rsid="0356591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2c4ae70" officeooo:paragraph-rsid="02c4ae7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2c4ae70" officeooo:paragraph-rsid="02c4dbd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354c78" officeooo:paragraph-rsid="02354c78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65f7e1" officeooo:paragraph-rsid="0356591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paragraph-rsid="0356591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1cf0764" officeooo:paragraph-rsid="02bac992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1cf0764" officeooo:paragraph-rsid="02c97e39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1cf0764" officeooo:paragraph-rsid="02ffd2f0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rsid="02aeddc8" officeooo:paragraph-rsid="02aeddc8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2ffd2f0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officeooo:paragraph-rsid="02333e8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normal" officeooo:rsid="02bac992" officeooo:paragraph-rsid="02bae0e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normal" officeooo:rsid="02c97e39" officeooo:paragraph-rsid="02cacf6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weight="normal" officeooo:rsid="02adfd32" officeooo:paragraph-rsid="02adfd32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0pt" fo:font-weight="bold" officeooo:rsid="02354c78" officeooo:paragraph-rsid="02354c7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65f7e1" officeooo:paragraph-rsid="03565917"/>
    </style:style>
    <style:style style:name="P4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8dac53"/>
    </style:style>
    <style:style style:name="P48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a4ba84"/>
    </style:style>
    <style:style style:name="P4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ac1662" officeooo:paragraph-rsid="02ac1662"/>
    </style:style>
    <style:style style:name="P50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adfd32"/>
    </style:style>
    <style:style style:name="P5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af6fff"/>
    </style:style>
    <style:style style:name="P5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2b0ea6b"/>
    </style:style>
    <style:style style:name="P5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2cc9a71" officeooo:paragraph-rsid="02cc9a71"/>
    </style:style>
    <style:style style:name="P5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3565917"/>
    </style:style>
    <style:style style:name="P55" style:family="paragraph" style:parent-style-name="Text_20_body">
      <style:paragraph-properties fo:margin-left="0cm" fo:margin-right="0cm" fo:margin-top="0cm" fo:margin-bottom="0cm" style:contextual-spacing="true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true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01d180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true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a3b45b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margin-top="0cm" fo:margin-bottom="0cm" style:contextual-spacing="true" style:line-height-at-least="0.873cm" fo:widows="1" fo:text-indent="0cm" style:auto-text-indent="false"/>
      <style:text-properties style:font-name="Liberation Serif" fo:font-size="12pt" officeooo:rsid="02a62268" officeooo:paragraph-rsid="02a62268" style:font-size-asian="12pt" style:font-size-complex="12pt"/>
    </style:style>
    <style:style style:name="P59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0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af6fff" style:font-size-asian="12pt" style:font-size-complex="12pt"/>
    </style:style>
    <style:style style:name="P61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2538c1" style:font-size-asian="12pt" style:font-size-complex="12pt"/>
    </style:style>
    <style:style style:name="P62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2f1038" style:font-size-asian="12pt" style:font-size-complex="12pt"/>
    </style:style>
    <style:style style:name="P63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6c1455" officeooo:paragraph-rsid="026c1455" style:font-size-asian="12pt" style:font-size-complex="12pt"/>
    </style:style>
    <style:style style:name="P64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style:line-height-at-least="0.873cm" fo:widows="1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paragraph-rsid="032f1038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cm" fo:margin-right="0cm" style:line-height-at-least="0.873cm" fo:widows="1" fo:text-indent="0cm" style:auto-text-indent="false"/>
      <style:text-properties officeooo:paragraph-rsid="02a3b45b"/>
    </style:style>
    <style:style style:name="P67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Liberation Mono" fo:font-size="10pt" fo:font-weight="bold" officeooo:paragraph-rsid="03565917" style:font-size-asian="10pt" style:font-weight-asian="bold" style:font-size-complex="10pt" style:font-weight-complex="bold"/>
    </style:style>
    <style:style style:name="P71" style:family="paragraph" style:parent-style-name="Standard">
      <style:text-properties style:font-name="Liberation Mono" fo:font-weight="bold" style:font-weight-asian="bold" style:font-weight-complex="bold"/>
    </style:style>
    <style:style style:name="P72" style:family="paragraph" style:parent-style-name="Standard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rsid="034697c5" officeooo:paragraph-rsid="034697c5" style:font-size-asian="12pt" style:font-size-complex="12pt"/>
    </style:style>
    <style:style style:name="P7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7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75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7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7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79" style:family="paragraph" style:parent-style-name="Heading_20_1">
      <style:text-properties fo:font-size="13pt" fo:language="en" fo:country="US" officeooo:paragraph-rsid="035f3ef1" style:font-size-asian="13pt" style:font-size-complex="13pt"/>
    </style:style>
    <style:style style:name="P80" style:family="paragraph" style:parent-style-name="Standard" style:list-style-name="L2">
      <style:paragraph-properties fo:margin-top="0cm" fo:margin-bottom="0cm" style:contextual-spacing="true"/>
      <style:text-properties style:font-name="Liberation Serif" fo:font-size="12pt" style:font-size-asian="12pt" style:font-size-complex="12pt"/>
    </style:style>
    <style:style style:name="P81" style:family="paragraph" style:parent-style-name="Standard" style:list-style-name="L2">
      <style:paragraph-properties fo:margin-top="0cm" fo:margin-bottom="0cm" style:contextual-spacing="tru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3">
      <style:paragraph-properties fo:margin-top="0cm" fo:margin-bottom="0cm" style:contextual-spacing="true"/>
      <style:text-properties fo:font-variant="normal" fo:text-transform="none" fo:color="#252525" style:font-name="Liberation Serif" fo:font-size="12pt" fo:letter-spacing="normal" fo:font-style="normal" fo:font-weight="normal" officeooo:paragraph-rsid="03448531" style:font-size-asian="12pt" style:font-size-complex="12pt"/>
    </style:style>
    <style:style style:name="P83" style:family="paragraph" style:parent-style-name="Standard" style:list-style-name="L5">
      <style:paragraph-properties fo:margin-top="0cm" fo:margin-bottom="0cm" style:contextual-spacing="true"/>
      <style:text-properties fo:font-variant="normal" fo:text-transform="none" fo:color="#252525" style:font-name="Liberation Mono" fo:font-size="12pt" fo:letter-spacing="normal" fo:font-style="normal" fo:font-weight="bold" officeooo:rsid="02c4ae70" officeooo:paragraph-rsid="02c4f9e8" style:font-size-asian="12pt" style:font-weight-asian="bold" style:font-size-complex="12pt" style:font-weight-complex="bold"/>
    </style:style>
    <style:style style:name="P84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9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bold" officeooo:paragraph-rsid="03260d94" style:font-size-asian="12pt" style:font-weight-asian="bold" style:font-size-complex="12pt" style:font-weight-complex="bold"/>
    </style:style>
    <style:style style:name="P87" style:family="paragraph" style:parent-style-name="Text_20_body" style:list-style-name="L8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Mono" fo:font-size="10pt" fo:letter-spacing="normal" fo:font-style="normal" fo:font-weight="bold" officeooo:paragraph-rsid="026bc8f5" style:font-size-asian="10pt" style:font-weight-asian="bold" style:font-size-complex="10pt" style:font-weight-complex="bold"/>
    </style:style>
    <style:style style:name="P88" style:family="paragraph" style:parent-style-name="Text_20_body" style:list-style-name="L6">
      <style:paragraph-properties fo:margin-top="0cm" fo:margin-bottom="0cm" style:contextual-spacing="false" fo:widows="1" fo:padding="0cm" fo:border="none"/>
    </style:style>
    <style:style style:name="P89" style:family="paragraph" style:parent-style-name="Text_20_body" style:list-style-name="L9">
      <style:paragraph-properties fo:margin-top="0cm" fo:margin-bottom="0cm" style:contextual-spacing="false" fo:widows="1" fo:padding="0cm" fo:border="none"/>
    </style:style>
    <style:style style:name="P90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style:font-name="Liberation Serif" fo:font-size="12pt" officeooo:paragraph-rsid="03260d94" style:font-size-asian="12pt" style:font-size-complex="12pt"/>
    </style:style>
    <style:style style:name="P91" style:family="paragraph" style:parent-style-name="Text_20_body" style:list-style-name="L8">
      <style:paragraph-properties fo:margin-top="0cm" fo:margin-bottom="0cm" style:contextual-spacing="false" fo:widows="1" fo:padding="0cm" fo:border="none"/>
      <style:text-properties style:font-name="Liberation Mono" fo:font-size="10pt" officeooo:paragraph-rsid="026bc8f5" style:font-size-asian="10pt" style:font-size-complex="10pt"/>
    </style:style>
    <style:style style:name="P92" style:family="paragraph" style:parent-style-name="Text_20_body" style:list-style-name="L4">
      <style:paragraph-properties fo:margin-top="0cm" fo:margin-bottom="0cm" style:contextual-spacing="true" style:line-height-at-least="0.873cm" fo:widows="1"/>
      <style:text-properties style:font-name="Liberation Serif" fo:font-size="12pt" officeooo:rsid="02a62268" officeooo:paragraph-rsid="0361df38" style:font-size-asian="12pt" style:font-size-complex="12pt"/>
    </style:style>
    <style:style style:name="P93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26bc8f5" style:font-size-asian="12pt" style:font-size-complex="12pt"/>
    </style:style>
    <style:style style:name="P94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officeooo:rsid="001321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140" style:font-weight-asian="bold" style:font-weight-complex="bold"/>
    </style:style>
    <style:style style:name="T5" style:family="text">
      <style:text-properties fo:font-weight="bold" officeooo:rsid="009f12f7" style:font-weight-asian="bold" style:font-weight-complex="bold"/>
    </style:style>
    <style:style style:name="T6" style:family="text">
      <style:text-properties fo:font-weight="bold" officeooo:rsid="01e386dd" style:font-weight-asian="bold" style:font-weight-complex="bold"/>
    </style:style>
    <style:style style:name="T7" style:family="text">
      <style:text-properties fo:font-weight="bold" officeooo:rsid="018f4dcc" style:font-weight-asian="bold" style:font-weight-complex="bold"/>
    </style:style>
    <style:style style:name="T8" style:family="text">
      <style:text-properties fo:font-weight="bold" officeooo:rsid="023fa163" style:font-weight-asian="bold" style:font-weight-complex="bold"/>
    </style:style>
    <style:style style:name="T9" style:family="text">
      <style:text-properties fo:font-weight="bold" officeooo:rsid="02ac1662" style:font-weight-asian="bold" style:font-weight-complex="bold"/>
    </style:style>
    <style:style style:name="T10" style:family="text">
      <style:text-properties fo:font-weight="bold" officeooo:rsid="03448531" style:font-weight-asian="bold" style:font-weight-complex="bold"/>
    </style:style>
    <style:style style:name="T11" style:family="text">
      <style:text-properties fo:font-weight="bold" officeooo:rsid="035be7a9" style:font-weight-asian="bold" style:font-weight-complex="bold"/>
    </style:style>
    <style:style style:name="T12" style:family="text">
      <style:text-properties fo:font-weight="bold" officeooo:rsid="035e8db4" style:font-weight-asian="bold" style:font-weight-complex="bold"/>
    </style:style>
    <style:style style:name="T13" style:family="text">
      <style:text-properties fo:font-weight="bold" officeooo:rsid="035f3ef1" style:font-weight-asian="bold" style:font-weight-complex="bold"/>
    </style:style>
    <style:style style:name="T14" style:family="text">
      <style:text-properties fo:font-weight="bold" officeooo:rsid="036086ad" style:font-weight-asian="bold" style:font-weight-complex="bold"/>
    </style:style>
    <style:style style:name="T15" style:family="text">
      <style:text-properties fo:font-weight="bold" officeooo:rsid="023fa163"/>
    </style:style>
    <style:style style:name="T16" style:family="text">
      <style:text-properties fo:font-weight="bold" officeooo:rsid="03318677"/>
    </style:style>
    <style:style style:name="T17" style:family="text">
      <style:text-properties fo:font-weight="bold" officeooo:rsid="03321eb9"/>
    </style:style>
    <style:style style:name="T18" style:family="text">
      <style:text-properties fo:font-weight="bold" officeooo:rsid="034cd495"/>
    </style:style>
    <style:style style:name="T19" style:family="text">
      <style:text-properties officeooo:rsid="00132140"/>
    </style:style>
    <style:style style:name="T20" style:family="text">
      <style:text-properties officeooo:rsid="009f12f7"/>
    </style:style>
    <style:style style:name="T21" style:family="text">
      <style:text-properties officeooo:rsid="010a130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2ac1662" style:font-weight-asian="normal" style:font-weight-complex="normal"/>
    </style:style>
    <style:style style:name="T24" style:family="text">
      <style:text-properties fo:font-weight="normal" officeooo:rsid="0301986b" style:font-weight-asian="normal" style:font-weight-complex="normal"/>
    </style:style>
    <style:style style:name="T25" style:family="text">
      <style:text-properties officeooo:rsid="018ccf2f"/>
    </style:style>
    <style:style style:name="T26" style:family="text">
      <style:text-properties officeooo:rsid="01cd8366"/>
    </style:style>
    <style:style style:name="T27" style:family="text">
      <style:text-properties officeooo:rsid="0232768b"/>
    </style:style>
    <style:style style:name="T28" style:family="text">
      <style:text-properties officeooo:rsid="0236bfb0"/>
    </style:style>
    <style:style style:name="T29" style:family="text">
      <style:text-properties fo:font-variant="normal" fo:text-transform="none" fo:color="#252525" fo:letter-spacing="normal" fo:font-style="normal"/>
    </style:style>
    <style:style style:name="T30" style:family="text">
      <style:text-properties fo:font-variant="normal" fo:text-transform="none" fo:color="#252525" fo:letter-spacing="normal" fo:font-style="normal" fo:font-weight="normal"/>
    </style:style>
    <style:style style:name="T31" style:family="text">
      <style:text-properties fo:font-variant="normal" fo:text-transform="none" fo:color="#252525" fo:letter-spacing="normal" fo:font-style="normal" fo:font-weight="normal" officeooo:rsid="02ac1662" style:font-weight-asian="normal" style:font-weight-complex="normal"/>
    </style:style>
    <style:style style:name="T32" style:family="text">
      <style:text-properties fo:font-variant="normal" fo:text-transform="none" fo:color="#252525" fo:letter-spacing="normal" fo:font-style="normal" fo:font-weight="normal" officeooo:rsid="02c97e39" style:font-weight-asian="normal" style:font-weight-complex="normal"/>
    </style:style>
    <style:style style:name="T33" style:family="text">
      <style:text-properties fo:font-variant="normal" fo:text-transform="none" fo:color="#252525" fo:letter-spacing="normal" fo:font-style="normal" fo:font-weight="normal" officeooo:rsid="02ac1662"/>
    </style:style>
    <style:style style:name="T34" style:family="text">
      <style:text-properties fo:font-variant="normal" fo:text-transform="none" fo:color="#252525" fo:letter-spacing="normal" fo:font-style="normal" fo:font-weight="normal" officeooo:rsid="02ea35c3"/>
    </style:style>
    <style:style style:name="T35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252525" fo:letter-spacing="normal" fo:font-style="normal" fo:font-weight="bold" officeooo:rsid="02ac1662" style:font-weight-asian="bold" style:font-weight-complex="bold"/>
    </style:style>
    <style:style style:name="T37" style:family="text">
      <style:text-properties fo:font-variant="normal" fo:text-transform="none" fo:color="#252525" fo:letter-spacing="normal" fo:font-style="normal" fo:font-weight="bold" officeooo:rsid="02e46b6a" style:font-weight-asian="bold" style:font-weight-complex="bold"/>
    </style:style>
    <style:style style:name="T38" style:family="text">
      <style:text-properties fo:font-variant="normal" fo:text-transform="none" fo:color="#252525" fo:letter-spacing="normal" fo:font-style="normal" officeooo:rsid="02ac1662"/>
    </style:style>
    <style:style style:name="T39" style:family="text">
      <style:text-properties fo:font-variant="normal" fo:text-transform="none" fo:color="#252525" fo:letter-spacing="normal" fo:font-style="italic" fo:font-weight="bold" style:font-weight-asian="bold" style:font-weight-complex="bold"/>
    </style:style>
    <style:style style:name="T40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normal" officeooo:rsid="02b0ea6b" style:font-size-asian="12pt" style:font-size-complex="12pt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normal" officeooo:rsid="02b137ed" style:font-size-asian="12pt" style:font-size-complex="12pt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officeooo:rsid="0368bbaf" style:font-size-asian="12pt" style:font-size-complex="12pt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36ad5a9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normal" officeooo:rsid="02ccf53a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bold" officeooo:rsid="02b0ea6b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bold" officeooo:rsid="02ccf53a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252525" style:font-name="Liberation Serif" fo:letter-spacing="normal" fo:font-style="normal" fo:font-weight="bold" officeooo:rsid="0361df38" style:font-weight-asian="bold" style:font-weight-complex="bold"/>
    </style:style>
    <style:style style:name="T50" style:family="text">
      <style:text-properties fo:font-variant="normal" fo:text-transform="none" fo:color="#252525" style:font-name="Liberation Serif" fo:letter-spacing="normal" fo:font-style="normal" fo:font-weight="normal" officeooo:rsid="0361df38" style:font-weight-asian="normal" style:font-weight-complex="normal"/>
    </style:style>
    <style:style style:name="T51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52525" style:font-name="Liberation Mono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252525" style:font-name="Liberation Mono" fo:letter-spacing="normal" fo:font-style="normal" fo:font-weight="bold" officeooo:rsid="02ac1662" style:font-weight-asian="bold" style:font-weight-complex="bold"/>
    </style:style>
    <style:style style:name="T55" style:family="text">
      <style:text-properties fo:font-variant="normal" fo:text-transform="none" fo:color="#252525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fo:color="#252525" style:font-name="Liberation Mono" fo:font-size="10pt" fo:letter-spacing="normal" fo:font-style="normal" fo:font-weight="bold" officeooo:rsid="02c97e39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252525" style:text-position="super 58%" style:font-name="Liberation Serif" fo:font-size="12pt" fo:letter-spacing="normal" fo:font-style="normal" fo:font-weight="normal" officeooo:rsid="028d76b2" style:font-size-asian="12pt" style:font-size-complex="12pt"/>
    </style:style>
    <style:style style:name="T58" style:family="text">
      <style:text-properties style:font-weight-asian="normal" style:font-weight-complex="normal"/>
    </style:style>
    <style:style style:name="T59" style:family="text">
      <style:text-properties officeooo:rsid="031eaf00" style:font-weight-asian="normal" style:font-weight-complex="normal"/>
    </style:style>
    <style:style style:name="T60" style:family="text">
      <style:text-properties officeooo:rsid="034672bd" style:font-weight-asian="normal" style:font-weight-complex="normal"/>
    </style:style>
    <style:style style:name="T61" style:family="text">
      <style:text-properties officeooo:rsid="024de04c"/>
    </style:style>
    <style:style style:name="T62" style:family="text">
      <style:text-properties style:font-name="Liberation Mono" fo:font-weight="bold" style:font-weight-asian="bold" style:font-weight-complex="bold"/>
    </style:style>
    <style:style style:name="T63" style:family="text">
      <style:text-properties style:font-name="Liberation Mono" fo:font-weight="bold" officeooo:rsid="010a130a" style:font-weight-asian="bold" style:font-weight-complex="bold"/>
    </style:style>
    <style:style style:name="T64" style:family="text">
      <style:text-properties style:font-name="Liberation Mono" fo:font-weight="bold" officeooo:rsid="010c049c" style:font-weight-asian="bold" style:font-weight-complex="bold"/>
    </style:style>
    <style:style style:name="T65" style:family="text">
      <style:text-properties style:font-name="Liberation Mono" fo:font-weight="bold" officeooo:rsid="02ac1662" style:font-weight-asian="bold" style:font-weight-complex="bold"/>
    </style:style>
    <style:style style:name="T6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67" style:family="text">
      <style:text-properties style:font-name="Liberation Mono" fo:font-size="10pt" fo:font-weight="bold" officeooo:rsid="02bc8fbf" style:font-size-asian="10pt" style:font-weight-asian="bold" style:font-size-complex="10pt" style:font-weight-complex="bold"/>
    </style:style>
    <style:style style:name="T68" style:family="text">
      <style:text-properties officeooo:rsid="02527002"/>
    </style:style>
    <style:style style:name="T69" style:family="text">
      <style:text-properties officeooo:rsid="026c4f81"/>
    </style:style>
    <style:style style:name="T70" style:family="text">
      <style:text-properties officeooo:rsid="028af17f"/>
    </style:style>
    <style:style style:name="T71" style:family="text">
      <style:text-properties style:font-name="Liberation Serif" fo:font-weight="normal" style:font-weight-asian="normal" style:font-weight-complex="normal"/>
    </style:style>
    <style:style style:name="T72" style:family="text">
      <style:text-properties style:font-name="Liberation Serif" fo:font-weight="normal" officeooo:rsid="02c4dbd3" style:font-weight-asian="normal" style:font-weight-complex="normal"/>
    </style:style>
    <style:style style:name="T73" style:family="text">
      <style:text-properties style:font-name="Liberation Serif" fo:font-weight="normal" officeooo:rsid="02c4f9e8" style:font-weight-asian="normal" style:font-weight-complex="normal"/>
    </style:style>
    <style:style style:name="T74" style:family="text">
      <style:text-properties style:font-name="Liberation Serif" fo:font-size="12pt" fo:font-weight="normal" officeooo:rsid="0319aa97" style:font-size-asian="10.5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31c9ece" style:font-size-asian="10.5pt" style:font-weight-asian="normal" style:font-size-complex="12pt" style:font-weight-complex="normal"/>
    </style:style>
    <style:style style:name="T76" style:family="text">
      <style:text-properties style:font-name="Liberation Serif" fo:font-size="12pt" officeooo:rsid="0319aa97" style:font-size-asian="10.5pt" style:font-size-complex="12pt"/>
    </style:style>
    <style:style style:name="T77" style:family="text">
      <style:text-properties style:font-name="Liberation Serif" fo:font-size="12pt" officeooo:rsid="031c9ece" style:font-size-asian="10.5pt" style:font-size-complex="12pt"/>
    </style:style>
    <style:style style:name="T78" style:family="text">
      <style:text-properties style:font-name="Liberation Serif" fo:font-size="12pt" fo:font-weight="bold" officeooo:rsid="035f3ef1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font-weight="bold" officeooo:rsid="036086ad" style:font-size-asian="12pt" style:font-weight-asian="bold" style:font-size-complex="12pt" style:font-weight-complex="bold"/>
    </style:style>
    <style:style style:name="T80" style:family="text">
      <style:text-properties officeooo:rsid="029ce757"/>
    </style:style>
    <style:style style:name="T81" style:family="text">
      <style:text-properties officeooo:rsid="029f72a8"/>
    </style:style>
    <style:style style:name="T82" style:family="text">
      <style:text-properties officeooo:rsid="02ac1662"/>
    </style:style>
    <style:style style:name="T83" style:family="text">
      <style:text-properties officeooo:rsid="02b3c36f"/>
    </style:style>
    <style:style style:name="T84" style:family="text">
      <style:text-properties officeooo:rsid="02bc8fbf"/>
    </style:style>
    <style:style style:name="T85" style:family="text">
      <style:text-properties officeooo:rsid="02c08ab1"/>
    </style:style>
    <style:style style:name="T86" style:family="text">
      <style:text-properties officeooo:rsid="02c42859"/>
    </style:style>
    <style:style style:name="T87" style:family="text">
      <style:text-properties officeooo:rsid="02c4dbd3"/>
    </style:style>
    <style:style style:name="T88" style:family="text">
      <style:text-properties officeooo:rsid="02c4f9e8"/>
    </style:style>
    <style:style style:name="T89" style:family="text">
      <style:text-properties officeooo:rsid="02cbcef8"/>
    </style:style>
    <style:style style:name="T90" style:family="text">
      <style:text-properties officeooo:rsid="02dfd1aa"/>
    </style:style>
    <style:style style:name="T91" style:family="text">
      <style:text-properties officeooo:rsid="02ea35c3"/>
    </style:style>
    <style:style style:name="T92" style:family="text">
      <style:text-properties officeooo:rsid="02f8e069"/>
    </style:style>
    <style:style style:name="T93" style:family="text">
      <style:text-properties officeooo:rsid="02f8e069" fo:background-color="#ffff00" loext:char-shading-value="0"/>
    </style:style>
    <style:style style:name="T94" style:family="text">
      <style:text-properties officeooo:rsid="02f9780a" fo:background-color="#ffff00" loext:char-shading-value="0"/>
    </style:style>
    <style:style style:name="T95" style:family="text">
      <style:text-properties officeooo:rsid="02fa19b9"/>
    </style:style>
    <style:style style:name="T96" style:family="text">
      <style:text-properties officeooo:rsid="02fcead3"/>
    </style:style>
    <style:style style:name="T97" style:family="text">
      <style:text-properties officeooo:rsid="03448531"/>
    </style:style>
    <style:style style:name="T98" style:family="text">
      <style:text-properties officeooo:rsid="035a77ef"/>
    </style:style>
    <style:style style:name="T99" style:family="text">
      <style:text-properties officeooo:rsid="035f3ef1"/>
    </style:style>
    <style:style style:name="T100" style:family="text">
      <style:text-properties officeooo:rsid="0362511b"/>
    </style:style>
    <style:style style:name="T101" style:family="text">
      <style:text-properties officeooo:rsid="03631962"/>
    </style:style>
    <style:style style:name="T102" style:family="text">
      <style:text-properties officeooo:rsid="0364f7fe"/>
    </style:style>
    <style:style style:name="T103" style:family="text">
      <style:text-properties officeooo:rsid="03696685"/>
    </style:style>
    <style:style style:name="T104" style:family="text">
      <style:text-properties officeooo:rsid="00371e2f"/>
    </style:style>
    <style:style style:name="T105" style:family="text">
      <style:text-properties officeooo:rsid="0263684f"/>
    </style:style>
    <style:style style:name="T106" style:family="text">
      <style:text-properties officeooo:rsid="002d4cf0"/>
    </style:style>
    <style:style style:name="T107" style:family="text">
      <style:text-properties officeooo:rsid="002f4af5"/>
    </style:style>
    <style:style style:name="T108" style:family="text">
      <style:text-properties officeooo:rsid="001cd72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<text:bookmark text:name="firstHeading"/><text:span text:style-name="T3">Python</text:span>/C2<text:span text:style-name="T4">/</text:span><text:span text:style-name="T78">plotting-</text:span><text:span text:style-name="T11">chart</text:span><text:span text:style-name="T14">s</text:span><text:span text:style-name="T11">/</text:span>English</text:h>
      <text:p text:style-name="P2"/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P4"><text:span text:style-name="T1">Title of script</text:span>: <text:span text:style-name="T4"><text:s/></text:span><text:span text:style-name="T78">plotting </text:span><text:span text:style-name="T79">charts</text:span></text:p>
        <text:p text:style-name="P3"><text:span text:style-name="T1">Author: </text:span><text:span text:style-name="T16">Anoop Jacob Thomas, </text:span><text:span text:style-name="T2">Thirumalesh H S</text:span></text:p>
        <text:p text:style-name="P1"><text:span text:style-name="T1">Keywords: </text:span><text:span text:style-name="T4">Python</text:span><text:span text:style-name="T2">, </text:span><text:span text:style-name="T4">IPython</text:span><text:span text:style-name="T2">, </text:span><text:span text:style-name="T18">pylab, </text:span><text:span text:style-name="T15">scatter </text:span><text:span text:style-name="T5">plot</text:span>, <text:span text:style-name="T8">charts</text:span><text:span text:style-name="T6">, </text:span><text:span text:style-name="T8">matplotlib help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8">Visual Cue</text:p>
            </table:table-cell>
            <table:table-cell table:style-name="Table1.A1" office:value-type="string">
              <text:p text:style-name="P38">Narration</text:p>
            </table:table-cell>
          </table:table-row>
          <table:table-row>
            <table:table-cell table:style-name="Table1.A1" office:value-type="string">
              <text:p text:style-name="P32">S<text:span text:style-name="T19">how slide </text:span></text:p>
              <text:p text:style-name="P32"/>
            </table:table-cell>
            <table:table-cell table:style-name="Table1.A1" office:value-type="string">
              <text:p text:style-name="P32">Hello <text:span text:style-name="T28">f</text:span>riends. <text:span text:style-name="T20">W</text:span>elcome to the tutorial on <text:bookmark-start text:name="__DdeLink__1041_368301650"/><text:span text:style-name="T13">plotting</text:span><text:span text:style-name="T99"> </text:span><text:span text:style-name="T12">chart</text:span><text:bookmark-end text:name="__DdeLink__1041_368301650"/><text:span text:style-name="T14">s</text:span></text:p>
            </table:table-cell>
          </table:table-row>
          <table:table-row>
            <table:table-cell table:style-name="Table1.A1" office:value-type="string">
              <text:p text:style-name="P32">Show slide <text:s/></text:p>
              <text:p text:style-name="P32"><text:span text:style-name="T25">O</text:span>bjectives </text:p>
              <text:p text:style-name="P32"/>
            </table:table-cell>
            <table:table-cell table:style-name="Table1.A1" office:value-type="string">
              <text:p text:style-name="P55">At the end of this tutorial, you will be able to - </text:p>
              <text:p text:style-name="P68"/>
              <text:list xml:id="list8962863882909237559" text:style-name="L1">
                <text:list-item>
                  <text:p text:style-name="P84">Create <text:span text:style-name="T3">pie charts</text:span></text:p>
                </text:list-item>
                <text:list-item>
                  <text:p text:style-name="P84">Create <text:span text:style-name="T3">bar charts</text:span></text:p>
                </text:list-item>
                <text:list-item>
                  <text:p text:style-name="P84"><text:span text:style-name="T91">Find more information on</text:span> <text:span text:style-name="T3">matplotlib</text:span></text:p>
                </text:list-item>
              </text:list>
              <text:p text:style-name="P32"/>
            </table:table-cell>
          </table:table-row>
          <table:table-row>
            <table:table-cell table:style-name="Table1.A4" office:value-type="string">
              <text:p text:style-name="P32">S<text:span text:style-name="T19">how slide</text:span></text:p>
              <text:p text:style-name="P32">System <text:span text:style-name="T26">Specifications</text:span> </text:p>
            </table:table-cell>
            <table:table-cell table:style-name="Table1.A4" office:value-type="string">
              <text:p text:style-name="P32">To record this tutorial, I am using </text:p>
              <text:list xml:id="list6717562973853034854" text:style-name="L2">
                <text:list-item>
                  <text:p text:style-name="P80"><text:span text:style-name="T1">Ubuntu Linux 14.04</text:span> operating system</text:p>
                </text:list-item>
                <text:list-item>
                  <text:p text:style-name="P81">Python 2.7.6</text:p>
                </text:list-item>
                <text:list-item>
                  <text:p text:style-name="P80"><text:span text:style-name="T3">IPython</text:span><text:span text:style-name="T1"> </text:span><text:span text:style-name="T17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2">Show slide</text:p>
              <text:p text:style-name="P32">Pre-requisites</text:p>
            </table:table-cell>
            <table:table-cell table:style-name="Table1.A4" office:value-type="string">
              <text:p text:style-name="P19">To practice this tutorial, you should know how to</text:p>
              <text:list xml:id="list8741550520939760914" text:style-name="L3">
                <text:list-item>
                  <text:p text:style-name="P82"><text:span text:style-name="T97">run basic </text:span><text:span text:style-name="T10">Python</text:span><text:span text:style-name="T97"> </text:span><text:span text:style-name="T10">commands</text:span><text:span text:style-name="T97"> on the </text:span><text:span text:style-name="T10">ipython</text:span><text:span text:style-name="T97"> </text:span><text:span text:style-name="T10">console</text:span></text:p>
                </text:list-item>
                <text:list-item>
                  <text:p text:style-name="P82"><text:span text:style-name="T58">Load</text:span><text:span text:style-name="T3"> data </text:span><text:span text:style-name="T58">from</text:span><text:span text:style-name="T3"> files </text:span><text:span text:style-name="T60">and </text:span><text:span text:style-name="T3">Plot data</text:span>.</text:p>
                </text:list-item>
              </text:list>
              <text:p text:style-name="P72">If not, see the pre-requisite Python tutorials on this website.</text:p>
            </table:table-cell>
          </table:table-row>
          <table:table-row table:style-name="Table1.6">
            <table:table-cell table:style-name="Table1.A1" office:value-type="string">
              <text:p text:style-name="P32">[Terminal]</text:p>
              <text:p text:style-name="P43"><text:span text:style-name="T21">ipython</text:span> --<text:span text:style-name="T20">pylab</text:span></text:p>
              <text:p text:style-name="P32"/>
            </table:table-cell>
            <table:table-cell table:style-name="Table1.A1" office:value-type="string">
              <text:p text:style-name="P32"><text:span text:style-name="T27">Let us f</text:span>irst open the <text:span text:style-name="T3">Terminal </text:span><text:span text:style-name="T22">by pressing </text:span><text:span text:style-name="T3">Ctrl+Alt+</text:span><text:span text:style-name="T7">T</text:span><text:span text:style-name="T3"> </text:span><text:span text:style-name="T22">keys simultaneously</text:span>. </text:p>
              <text:p text:style-name="P32"/>
              <text:p text:style-name="P32"><text:span text:style-name="T27">Now, t</text:span>ype <text:span text:style-name="T63">ip</text:span><text:span text:style-name="T62">ython </text:span><text:span text:style-name="T64">--</text:span><text:span text:style-name="T62">pylab</text:span> and press <text:span text:style-name="T3">Enter</text:span>. </text:p>
            </table:table-cell>
          </table:table-row>
          <table:table-row>
            <table:table-cell table:style-name="Table1.A4" office:value-type="string">
              <text:p text:style-name="P8">Show Slide </text:p>
              <text:p text:style-name="P64"><text:span text:style-name="T80">P</text:span>ie chart</text:p>
              <text:p text:style-name="P39"/>
            </table:table-cell>
            <table:table-cell table:style-name="Table1.A4" office:value-type="string">
              <text:p text:style-name="P9">A <text:span text:style-name="T3">pie</text:span> <text:span text:style-name="T3">chart</text:span> is a circular chart divided into sectors, illustrating proportion.</text:p>
            </table:table-cell>
          </table:table-row>
          <table:table-row>
            <table:table-cell table:style-name="Table1.A4" office:value-type="string">
              <text:p text:style-name="P7"/>
              <text:p text:style-name="P13">Show Slide</text:p>
              <text:p text:style-name="P66"><text:span text:style-name="Teletype"><text:span text:style-name="T51">pie()</text:span></text:span><text:span text:style-name="Teletype"><text:span text:style-name="T40"> </text:span></text:span><text:span text:style-name="T40">function</text:span></text:p>
              <text:p text:style-name="P23"><text:soft-page-break/></text:p>
            </table:table-cell>
            <table:table-cell table:style-name="Table1.A4" office:value-type="string">
              <text:p text:style-name="P14">Syntax:</text:p>
              <text:p text:style-name="P58"><text:span text:style-name="Teletype"><text:span text:style-name="T53">pie(values, labels= lables)</text:span></text:span></text:p>
              <text:list xml:id="list5919573471592865628" text:style-name="L4">
                <text:list-item>
                  <text:p text:style-name="P92"><text:span text:style-name="Teletype"><text:span text:style-name="T49">values – </text:span></text:span><text:span text:style-name="Teletype"><text:span text:style-name="T50">the data to be plotted</text:span></text:span></text:p>
                </text:list-item>
                <text:list-item>
                  <text:p text:style-name="P92"><text:soft-page-break/><text:span text:style-name="Teletype"><text:span text:style-name="T49">labels</text:span></text:span><text:span text:style-name="Teletype"><text:span text:style-name="T50"> – the label for each wedge in the pie chart</text:span>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3">Show Slide </text:p>
              <text:p text:style-name="P57"><text:span text:style-name="T81">Exercise</text:span> <text:span text:style-name="T100">1</text:span></text:p>
            </table:table-cell>
            <table:table-cell table:style-name="Table1.A4" office:value-type="string">
              <text:p text:style-name="P48"><text:span text:style-name="T40">Plot a </text:span><text:span text:style-name="T46">pie</text:span><text:span text:style-name="T40"> </text:span><text:span text:style-name="T46">chart</text:span><text:span text:style-name="T40"> representing the profit percentage of company A. </text:span><text:span text:style-name="T43">Use</text:span><text:span text:style-name="T40"> the data from file </text:span><text:span text:style-name="Teletype"><text:span text:style-name="T46">company-a-data.txt</text:span></text:span></text:p>
            </table:table-cell>
          </table:table-row>
          <table:table-row>
            <table:table-cell table:style-name="Table1.A4" office:value-type="string">
              <text:p text:style-name="P20">[File browser]</text:p>
              <text:p text:style-name="P24">Open the <text:span text:style-name="T1">file</text:span> <text:span text:style-name="T1">company-a-data.txt</text:span> and show the content</text:p>
            </table:table-cell>
            <table:table-cell table:style-name="Table1.A4" office:value-type="string">
              <text:p text:style-name="P21">The data file has two <text:span text:style-name="T95">columns</text:span> with a set of values in each <text:span text:style-name="T95">column</text:span>.</text:p>
              <text:p text:style-name="P21"/>
              <text:p text:style-name="P21"><text:span text:style-name="T61">T</text:span>he first line represent<text:span text:style-name="T103">s</text:span> years. <text:span text:style-name="T103">T</text:span>he second line represent<text:span text:style-name="T103">s</text:span> the profit percentages.</text:p>
            </table:table-cell>
          </table:table-row>
          <table:table-row>
            <table:table-cell table:style-name="Table1.A4" office:value-type="string">
              <text:p text:style-name="P11">[I<text:span text:style-name="T68">P</text:span>ython Terminal]</text:p>
              <text:p text:style-name="P11"/>
              <text:p text:style-name="P70">year, profit = loadtxt('company-a-data.txt', <text:span text:style-name="T96">unpack = True</text:span>)</text:p>
              <text:p text:style-name="P31"/>
            </table:table-cell>
            <table:table-cell table:style-name="Table1.A4" office:value-type="string">
              <text:p text:style-name="P21">To produce the scatter plot, </text:p>
              <text:p text:style-name="P54"/>
              <text:p text:style-name="P54"><text:span text:style-name="T40">we first need to load the data from the file using </text:span><text:span text:style-name="Teletype"><text:span text:style-name="T51">loadtxt</text:span></text:span><text:span text:style-name="Teletype"><text:span text:style-name="T40"> </text:span></text:span><text:span text:style-name="T40">command.</text:span></text:p>
              <text:p text:style-name="P12">Type</text:p>
              <text:p text:style-name="P46"/>
              <text:p text:style-name="P26">year, profit = loadtxt('company-a-data.txt', <text:span text:style-name="T96">unpack = True</text:span>)</text:p>
              <text:p text:style-name="P30"/>
              <text:p text:style-name="P30"><text:span text:style-name="T96">unpack = True --&gt; </text:span><text:span text:style-name="T76">returns</text:span><text:span text:style-name="T74"> the </text:span><text:span text:style-name="T76">transposed </text:span><text:span text:style-name="T77">array </text:span><text:span text:style-name="T75">of </text:span><text:span text:style-name="T77">data</text:span></text:p>
            </table:table-cell>
          </table:table-row>
          <table:table-row>
            <table:table-cell table:style-name="Table1.A4" office:value-type="string">
              <text:p text:style-name="P14">[Ipython Terminal]</text:p>
              <text:p text:style-name="P14"/>
              <text:p text:style-name="P71">clf()</text:p>
              <text:p text:style-name="P71">pie(profit,labels=year)</text:p>
              <text:p text:style-name="P32"/>
            </table:table-cell>
            <table:table-cell table:style-name="Table1.A4" office:value-type="string">
              <text:p text:style-name="P49">Clear the <text:span text:style-name="T3">plot window </text:span><text:span text:style-name="T22">by typing </text:span><text:span text:style-name="T62">clf()</text:span></text:p>
              <text:p text:style-name="P49"/>
              <text:p text:style-name="P42">Type <text:span text:style-name="T62">pie(profit,labels=year)</text:span></text:p>
              <text:p text:style-name="P50"/>
            </table:table-cell>
          </table:table-row>
          <table:table-row>
            <table:table-cell table:style-name="Table1.A4" office:value-type="string">
              <text:p text:style-name="P36">[Plot Window]</text:p>
              <text:p text:style-name="P36"/>
              <text:p text:style-name="P36">Show <text:span text:style-name="T3">pie chart </text:span><text:span text:style-name="T22">plot</text:span></text:p>
            </table:table-cell>
            <table:table-cell table:style-name="Table1.A4" office:value-type="string">
              <text:p text:style-name="P51"><text:span text:style-name="T40">Notice that we passed two arguments to the function </text:span><text:span text:style-name="Teletype"><text:span text:style-name="T51">pie()</text:span></text:span><text:span text:style-name="T40">. </text:span></text:p>
              <text:p text:style-name="P51"/>
              <text:p text:style-name="P52"><text:span text:style-name="T40">First one </text:span><text:span text:style-name="T42">being the</text:span><text:span text:style-name="T40"> </text:span><text:span text:style-name="T46">values,</text:span><text:span text:style-name="T40"> </text:span><text:span text:style-name="T41">which is </text:span><text:span text:style-name="T47">profit</text:span><text:span text:style-name="T41"> in our case.</text:span></text:p>
              <text:p text:style-name="P52"/>
              <text:p text:style-name="P52"><text:span text:style-name="T41">T</text:span><text:span text:style-name="T40">he next one </text:span><text:span text:style-name="T41">being the</text:span><text:span text:style-name="T40"> set of </text:span><text:span text:style-name="T46">labels</text:span><text:span text:style-name="T40"> to be used in the </text:span><text:span text:style-name="T46">pie chart</text:span><text:span text:style-name="T40">, </text:span><text:span text:style-name="T41">which is </text:span><text:span text:style-name="T47">year</text:span><text:span text:style-name="T41"> in our case.</text:span></text:p>
            </table:table-cell>
          </table:table-row>
          <table:table-row table:style-name="Table1.14">
            <table:table-cell table:style-name="Table1.A4" office:value-type="string">
              <text:p text:style-name="P7">Show Slide </text:p>
              <text:p text:style-name="P59"><text:span text:style-name="T83">Exercise</text:span> <text:span text:style-name="T101">2</text:span></text:p>
              <text:p text:style-name="P32"/>
            </table:table-cell>
            <table:table-cell table:style-name="Table1.A4" office:value-type="string">
              <text:p text:style-name="P60">Pause the video here, try out the following exercise and resume the video.</text:p>
              <text:p text:style-name="P10">Plot a <text:span text:style-name="T3">pie</text:span> <text:span text:style-name="T3">chart</text:span> with the same data with colors for each wedges as <text:span text:style-name="T3">white, red, black, magenta,yellow, blue, green, cyan, yellow, magenta </text:span><text:span text:style-name="T58">and</text:span><text:span text:style-name="T3"> blue</text:span>.</text:p>
              <text:p text:style-name="P10"/>
              <text:p text:style-name="P16">Clue – try <text:span text:style-name="T3">pie? </text:span><text:span text:style-name="T58">In </text:span><text:span text:style-name="T59">your</text:span><text:span text:style-name="T58"> </text:span><text:span text:style-name="T3">ipython interpreter</text:span></text:p>
            </table:table-cell>
          </table:table-row>
          <table:table-row>
            <table:table-cell table:style-name="Table1.A4" office:value-type="string">
              <text:p text:style-name="P15">[IPython Terminal] </text:p>
              <text:p text:style-name="P15"/>
              <text:p text:style-name="P69">clf()</text:p>
              <text:p text:style-name="P69"/>
              <text:p text:style-name="P69">pie(<text:span text:style-name="T84">profit</text:span>,labels=<text:span text:style-name="T84">year</text:span>,colors=('w','r'<text:soft-page-break/>,'k','m','y','b','g','c','y','m','b'))</text:p>
              <text:p text:style-name="P44"/>
            </table:table-cell>
            <table:table-cell table:style-name="Table1.A4" office:value-type="string">
              <text:p text:style-name="P33"><text:s/><text:span text:style-name="T82">Clear the </text:span><text:span text:style-name="T9">plot window </text:span><text:span text:style-name="T23">by typing </text:span><text:span text:style-name="T65">clf()</text:span></text:p>
              <text:p text:style-name="P33"/>
              <text:p text:style-name="P40">Type <text:span text:style-name="T66">pie(</text:span><text:span text:style-name="T67">profit</text:span><text:span text:style-name="T66">,labels=</text:span><text:span text:style-name="T67">year</text:span><text:span text:style-name="T66">,colors=('w','r','k','m','y','b','g','c','y','m','b')) </text:span></text:p>
            </table:table-cell>
          </table:table-row>
          <table:table-row table:style-name="Table1.16">
            <table:table-cell table:style-name="Table1.A4" office:value-type="string">
              <text:p text:style-name="P7">Show Slide</text:p>
              <text:p text:style-name="P64"><text:span text:style-name="T85">B</text:span>ar chart</text:p>
              <text:p text:style-name="P38"/>
            </table:table-cell>
            <table:table-cell table:style-name="Table1.A4" office:value-type="string">
              <text:p text:style-name="P10">A <text:span text:style-name="T3">bar chart</text:span> is a <text:span text:style-name="T3">chart</text:span> with rectangular bars with lengths proportional to the values that they represent.</text:p>
            </table:table-cell>
          </table:table-row>
          <table:table-row>
            <table:table-cell table:style-name="Table1.A4" office:value-type="string">
              <text:p text:style-name="P22">Show Slide</text:p>
              <text:p text:style-name="P22"/>
              <text:p text:style-name="P27">bar()<text:span text:style-name="T71"> function</text:span></text:p>
            </table:table-cell>
            <table:table-cell table:style-name="Table1.A4" office:value-type="string">
              <text:p text:style-name="P17">Syntax:</text:p>
              <text:p text:style-name="P28">bar(<text:span text:style-name="T87">x, y</text:span>)</text:p>
              <text:list xml:id="list5644238914865893264" text:style-name="L5">
                <text:list-item>
                  <text:p text:style-name="P83"><text:span text:style-name="T87">x –</text:span><text:span text:style-name="T72"> </text:span><text:span text:style-name="T73">a sequence of data</text:span></text:p>
                </text:list-item>
                <text:list-item>
                  <text:p text:style-name="P83"><text:span text:style-name="T87">y </text:span><text:span text:style-name="T72">- </text:span><text:span text:style-name="T73">a sequence of data, the same length of </text:span><text:span text:style-name="T88">x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">Show Slide</text:p>
              <text:p text:style-name="P59"><text:span text:style-name="T86">Exercise</text:span> <text:span text:style-name="T102">3</text:span></text:p>
              <text:p text:style-name="P32"/>
            </table:table-cell>
            <table:table-cell table:style-name="Table1.A4" office:value-type="string">
              <text:p text:style-name="P6"><text:span text:style-name="T40">Plot a </text:span><text:span text:style-name="T46">bar chart</text:span><text:span text:style-name="T40"> representing the profit percentage of company A. </text:span><text:span text:style-name="T44">Use</text:span><text:span text:style-name="T40"> the <text:s/>data from file </text:span><text:span text:style-name="Teletype"><text:span text:style-name="T46">company-a-data.txt</text:span></text:span><text:span text:style-name="T40">.</text:span></text:p>
            </table:table-cell>
          </table:table-row>
          <table:table-row>
            <table:table-cell table:style-name="Table1.A4" office:value-type="string">
              <text:p text:style-name="P18">[IPython Terminal]</text:p>
              <text:p text:style-name="P7"/>
              <text:p text:style-name="P71">clf()</text:p>
              <text:p text:style-name="P71">bar(year, profit)</text:p>
              <text:p text:style-name="P32"/>
            </table:table-cell>
            <table:table-cell table:style-name="Table1.A4" office:value-type="string">
              <text:p text:style-name="P34"><text:span text:style-name="T33">Clear the </text:span><text:span text:style-name="T36">plot window </text:span><text:span text:style-name="T31">by typing </text:span><text:span text:style-name="T54">clf()</text:span></text:p>
              <text:p text:style-name="P34"/>
              <text:p text:style-name="P41"><text:span text:style-name="T38">T</text:span><text:span text:style-name="T29">ype </text:span><text:span text:style-name="T53">bar(year, profit)</text:span></text:p>
            </table:table-cell>
          </table:table-row>
          <table:table-row>
            <table:table-cell table:style-name="Table1.A1" office:value-type="string">
              <text:p text:style-name="P7">Show Slide </text:p>
              <text:p text:style-name="P59"><text:span text:style-name="T89">Exercise</text:span> <text:span text:style-name="T102">4</text:span></text:p>
              <text:p text:style-name="P32"/>
            </table:table-cell>
            <table:table-cell table:style-name="Table1.A1" office:value-type="string">
              <text:p text:style-name="P47"><text:span text:style-name="T40">Plot a </text:span><text:span text:style-name="T46">bar chart</text:span><text:span text:style-name="T40"> which is not filled and which is </text:span><text:span text:style-name="T46">hatched</text:span><text:span text:style-name="T40"> with 45</text:span><text:span text:style-name="T57">o</text:span><text:span text:style-name="T40"> slanting lines as shown in the image.</text:span></text:p>
              <text:p text:style-name="P47"/>
              <text:p text:style-name="P47"><text:span text:style-name="T40">The data for the chart may be obtained from the file </text:span><text:span text:style-name="Teletype"><text:span text:style-name="T46">company-a-data.txt</text:span></text:span><text:span text:style-name="T40">.</text:span></text:p>
              <text:p text:style-name="P47"/>
              <text:p text:style-name="P53"><text:span text:style-name="T40">Clue – try </text:span><text:span text:style-name="T51">bar? </text:span><text:span text:style-name="T45">In </text:span><text:span text:style-name="T48">ipython interpreter.</text:span></text:p>
            </table:table-cell>
          </table:table-row>
          <table:table-row>
            <table:table-cell table:style-name="Table1.A21" office:value-type="string">
              <text:p text:style-name="P25">[<text:span text:style-name="T22">Ipython </text:span><text:span text:style-name="T24">Terminal</text:span>]</text:p>
              <text:p text:style-name="P29"><text:span text:style-name="T70">c</text:span>lf()</text:p>
              <text:p text:style-name="P29"/>
              <text:p text:style-name="P69">bar(year,profit,fill=False,hatch='/')</text:p>
              <text:p text:style-name="P45"/>
            </table:table-cell>
            <table:table-cell table:style-name="Table1.A21" office:value-type="string">
              <text:p text:style-name="P35"><text:span text:style-name="T33">Clear the </text:span><text:span text:style-name="T36">plot window </text:span><text:span text:style-name="T31">by typing </text:span><text:span text:style-name="T54">clf()</text:span></text:p>
              <text:p text:style-name="P35"/>
              <text:p text:style-name="P37"><text:span text:style-name="T31">T</text:span><text:span text:style-name="T32">ype </text:span><text:span text:style-name="T56">bar(year,profit,fill=False,hatch='/')</text:span></text:p>
            </table:table-cell>
          </table:table-row>
          <table:table-row>
            <table:table-cell table:style-name="Table1.A1" office:value-type="string">
              <text:p text:style-name="P7">Show Slide </text:p>
              <text:p text:style-name="P59">"<text:span text:style-name="T90">G</text:span>et<text:span text:style-name="T90">ting</text:span> help on matplotlib"</text:p>
              <text:p text:style-name="P56"><text:span text:style-name="T93">{SHOW WEBSITE </text:span><text:span text:style-name="T94">while naratting</text:span><text:span text:style-name="T93">}</text:span><text:span text:style-name="T92"> </text:span></text:p>
            </table:table-cell>
            <table:table-cell table:style-name="Table1.A1" office:value-type="string">
              <text:p text:style-name="P7"/>
              <text:p text:style-name="P59">Help about <text:span text:style-name="T62">matplotlib</text:span> can be obtained from <text:span text:style-name="T66">matplotlib.sourceforge.net/contents.html</text:span></text:p>
              <text:p text:style-name="P62">More plots can be seen at</text:p>
              <text:p text:style-name="P65">matplotlib.sourceforge.net/users/screenshots.html</text:p>
              <text:p text:style-name="P61"><text:s/>and also at <text:span text:style-name="T66">matplotlib.sourceforge.net/gallery.html</text:span></text:p>
              <text:p text:style-name="P32"/>
            </table:table-cell>
          </table:table-row>
          <text:soft-page-break/>
          <table:table-row table:style-name="Table1.23">
            <table:table-cell table:style-name="Table1.A4" office:value-type="string">
              <text:p text:style-name="P7">Show Slide </text:p>
              <text:p text:style-name="P59">Summary slide</text:p>
              <text:p text:style-name="P32"/>
            </table:table-cell>
            <table:table-cell table:style-name="Table1.A4" office:value-type="string">
              <text:p text:style-name="P7">This brings us to the end of this tutorial. In this tutorial we learnt to,</text:p>
              <text:p text:style-name="P6"/>
              <text:list xml:id="list9034685426170296643" text:style-name="L6">
                <text:list-item>
                  <text:p text:style-name="P88"><text:span text:style-name="T40">Plot</text:span><text:span text:style-name="T52"> a </text:span><text:span text:style-name="T51">pie</text:span><text:span text:style-name="T52"> </text:span><text:span text:style-name="T51">chart</text:span><text:span text:style-name="T52"> </text:span><text:span text:style-name="T40">using</text:span><text:span text:style-name="T52"> </text:span><text:span text:style-name="Teletype"><text:span text:style-name="T51">pie()</text:span></text:span><text:span text:style-name="Teletype"><text:span text:style-name="T52"> </text:span></text:span><text:span text:style-name="T40">function</text:span></text:p>
                </text:list-item>
                <text:list-item>
                  <text:p text:style-name="P88"><text:span text:style-name="T40">Plot a </text:span><text:span text:style-name="T46">bar</text:span><text:span text:style-name="T40"> </text:span><text:span text:style-name="T46">chart</text:span><text:span text:style-name="T40"> using </text:span><text:span text:style-name="Teletype"><text:span text:style-name="T51">bar()</text:span></text:span><text:span text:style-name="Teletype"><text:span text:style-name="T40"> </text:span></text:span><text:span text:style-name="T40">function</text:span></text:p>
                </text:list-item>
                <text:list-item>
                  <text:p text:style-name="P90"><text:span text:style-name="T34">Finding more information on</text:span><text:span text:style-name="T30"> </text:span><text:span text:style-name="T35">matplotlib</text:span></text:p>
                  <text:p text:style-name="P86"/>
                </text:list-item>
              </text:list>
            </table:table-cell>
          </table:table-row>
          <table:table-row table:style-name="Table1.23">
            <table:table-cell table:style-name="Table1.A4" office:value-type="string">
              <text:p text:style-name="P7">Show Slide </text:p>
              <text:p text:style-name="P63">Assignment</text:p>
              <text:p text:style-name="P7"/>
            </table:table-cell>
            <table:table-cell table:style-name="Table1.A4" office:value-type="string">
              <text:p text:style-name="P7">Here are some self assessment questions for you to solve.</text:p>
              <text:list xml:id="list5573704812806886128" text:style-name="L7">
                <text:list-header>
                  <text:p text:style-name="P93"><text:span text:style-name="T98">1.</text:span>What statement can be issued to generate a bar chart ith vertical line hatching.</text:p>
                </text:list-header>
              </text:list>
              <text:list xml:id="list8221088767631950856" text:style-name="L8">
                <text:list-item>
                  <text:p text:style-name="P87">bar(x, y, color='w', hatch='/')</text:p>
                </text:list-item>
                <text:list-item>
                  <text:p text:style-name="P87">bar(x, y, fill=False, hatch='//')</text:p>
                </text:list-item>
                <text:list-item>
                  <text:p text:style-name="P87">bar(x, y, fill=False, hatch='|')</text:p>
                </text:list-item>
                <text:list-item>
                  <text:p text:style-name="P91"><text:span text:style-name="T35">bar(x, y, color='w', hatch=</text:span><text:span text:style-name="T37">'\'</text:span><text:span text:style-name="T39">)</text:span></text:p>
                </text:list-item>
              </text:list>
            </table:table-cell>
          </table:table-row>
          <table:table-row table:style-name="Table1.23">
            <table:table-cell table:style-name="Table1.A4" office:value-type="string">
              <text:p text:style-name="P7">Show Slide </text:p>
              <text:p text:style-name="P59">Solution <text:span text:style-name="T69">to</text:span> <text:span text:style-name="T69">assignment</text:span></text:p>
              <text:p text:style-name="P7"/>
            </table:table-cell>
            <table:table-cell table:style-name="Table1.A4" office:value-type="string">
              <text:p text:style-name="P7">And the answers,</text:p>
              <text:p text:style-name="P67"/>
              <text:list xml:id="list6331725050207969393" text:style-name="L9">
                <text:list-item>
                  <text:p text:style-name="P89"><text:span text:style-name="Teletype"><text:span text:style-name="T55">bar(x, y, fill=False, hatch='|')</text:span></text:span><text:span text:style-name="Teletype"><text:span text:style-name="T40"> </text:span></text:span><text:span text:style-name="T40">is the correct option to generate a </text:span><text:span text:style-name="T46">bar</text:span><text:span text:style-name="T40"> </text:span><text:span text:style-name="T46">chart</text:span><text:span text:style-name="T40"> with vertical </text:span><text:span text:style-name="T46">line</text:span><text:span text:style-name="T40"> </text:span><text:span text:style-name="T46">hatching</text:span><text:span text:style-name="T40">.</text:span></text:p>
                  <text:p text:style-name="P85"/>
                </text:list-item>
              </text:list>
            </table:table-cell>
          </table:table-row>
          <table:table-row>
            <table:table-cell table:style-name="Table1.A1" office:value-type="string">
              <text:p text:style-name="P94">Show Slide</text:p>
              <text:p text:style-name="P94">Forum</text:p>
            </table:table-cell>
            <table:table-cell table:style-name="Table1.A1" office:value-type="string">
              <text:p text:style-name="P95">Please post your timed queries in this forum.</text:p>
            </table:table-cell>
          </table:table-row>
          <table:table-row>
            <table:table-cell table:style-name="Table1.A21" office:value-type="string">
              <text:p text:style-name="P94">Show Slide</text:p>
              <text:p text:style-name="P94">Fossee Forum</text:p>
            </table:table-cell>
            <table:table-cell table:style-name="Table1.A21" office:value-type="string">
              <text:p text:style-name="P95">Please post your general queries on Python in this forum.</text:p>
            </table:table-cell>
          </table:table-row>
          <table:table-row>
            <table:table-cell table:style-name="Table1.A21" office:value-type="string">
              <text:p text:style-name="P94">Show Slide</text:p>
              <text:p text:style-name="P94">Textbook Companion</text:p>
            </table:table-cell>
            <table:table-cell table:style-name="Table1.A21" office:value-type="string">
              <text:p text:style-name="P95">FOSSEE team coordinates the TBC project.</text:p>
            </table:table-cell>
          </table:table-row>
          <table:table-row>
            <table:table-cell table:style-name="Table1.A21" office:value-type="string">
              <text:p text:style-name="P94">Show Slide</text:p>
              <text:p text:style-name="P94">Acknowledgment</text:p>
              <text:p text:style-name="P94">http://spoken-tutorial.org</text:p>
            </table:table-cell>
            <table:table-cell table:style-name="Table1.A21" office:value-type="string">
              <text:p text:style-name="P95">Spoken Tutorial Project is funded by NMEICT, MHRD, Govt. of India.</text:p>
              <text:p text:style-name="P95">For more details, visit this website.</text:p>
            </table:table-cell>
          </table:table-row>
          <table:table-row>
            <table:table-cell table:style-name="Table1.A21" office:value-type="string">
              <text:p text:style-name="P94">Previous slide</text:p>
            </table:table-cell>
            <table:table-cell table:style-name="Table1.A21" office:value-type="string">
              <text:p text:style-name="P95">This is _________ from IIT Bombay (or FOSSEE, if you wish) signing off.</text:p>
              <text:p text:style-name="P95"><text:soft-page-break/>Thank you.</text:p>
            </table:table-cell>
          </table:table-row>
        </table:table>
        <text:section text:style-name="Sect1" text:name="ContributionCredits">
          <text:h text:style-name="Heading_20_2" text:outline-level="2"/>
          <text:p text:style-name="Text_20_body"/>
          <text:p text:style-name="P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5T15:16:54.028845456</dc:date>
    <meta:editing-duration>PT18H47M46S</meta:editing-duration>
    <meta:editing-cycles>865</meta:editing-cycles>
    <meta:generator>LibreOffice/4.2.8.2$Linux_X86_64 LibreOffice_project/420m0$Build-2</meta:generator>
    <meta:document-statistic meta:table-count="1" meta:image-count="0" meta:object-count="0" meta:page-count="5" meta:paragraph-count="142" meta:word-count="773" meta:character-count="4872" meta:non-whitespace-character-count="4233"/>
  </office:meta>
</office:document-meta>
</file>